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c9620" officeooo:paragraph-rsid="000c9620"/>
    </style:style>
    <style:style style:name="T1" style:family="text">
      <style:text-properties officeooo:rsid="000c9620"/>
    </style:style>
    <style:style style:name="T2" style:family="text">
      <style:text-properties officeooo:rsid="000ae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3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5">Преподаватель: Харитонова А.<text:span text:style-name="T2">Е.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</text:p>
      <text:h text:style-name="P7" text:outline-level="2"><text:soft-page-break/>Диаграмма классов, представляющую общую архитектуру системы</text:h>
      <text:h text:style-name="Heading_20_2" text:outline-level="2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1T21:48:50.808126011</dc:date>
    <meta:editing-duration>PT19M33S</meta:editing-duration>
    <meta:editing-cycles>2</meta:editing-cycles>
    <meta:document-statistic meta:table-count="0" meta:image-count="0" meta:object-count="0" meta:page-count="2" meta:paragraph-count="12" meta:word-count="40" meta:character-count="382" meta:non-whitespace-character-count="352"/>
  </office:meta>
</office:document-meta>
</file>